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eec6" officeooo:paragraph-rsid="0010eec6"/>
    </style:style>
    <style:style style:name="P2" style:family="paragraph" style:parent-style-name="Standard">
      <style:text-properties officeooo:paragraph-rsid="0010eec6"/>
    </style:style>
    <style:style style:name="P3" style:family="paragraph" style:parent-style-name="Standard">
      <style:text-properties officeooo:rsid="00120464" officeooo:paragraph-rsid="00120464"/>
    </style:style>
    <style:style style:name="P4" style:family="paragraph" style:parent-style-name="Standard">
      <style:text-properties officeooo:rsid="00130055" officeooo:paragraph-rsid="0029aa19"/>
    </style:style>
    <style:style style:name="P5" style:family="paragraph" style:parent-style-name="Standard">
      <style:text-properties officeooo:rsid="00162b2a" officeooo:paragraph-rsid="00162b2a"/>
    </style:style>
    <style:style style:name="P6" style:family="paragraph" style:parent-style-name="Standard">
      <style:text-properties officeooo:rsid="00182aab" officeooo:paragraph-rsid="00233f7e"/>
    </style:style>
    <style:style style:name="P7" style:family="paragraph" style:parent-style-name="Standard">
      <style:text-properties officeooo:rsid="001b642f" officeooo:paragraph-rsid="00233f7e"/>
    </style:style>
    <style:style style:name="P8" style:family="paragraph" style:parent-style-name="Standard">
      <style:text-properties officeooo:rsid="001f58e3" officeooo:paragraph-rsid="001f58e3"/>
    </style:style>
    <style:style style:name="P9" style:family="paragraph" style:parent-style-name="Standard">
      <style:text-properties officeooo:rsid="0020c1cd" officeooo:paragraph-rsid="002f27b9"/>
    </style:style>
    <style:style style:name="P10" style:family="paragraph" style:parent-style-name="Standard">
      <style:text-properties officeooo:rsid="00216045" officeooo:paragraph-rsid="0029aa19"/>
    </style:style>
    <style:style style:name="P11" style:family="paragraph" style:parent-style-name="Standard">
      <style:text-properties officeooo:rsid="00216045" officeooo:paragraph-rsid="002f27b9"/>
    </style:style>
    <style:style style:name="P12" style:family="paragraph" style:parent-style-name="Standard">
      <style:text-properties officeooo:rsid="00255018" officeooo:paragraph-rsid="00255018"/>
    </style:style>
    <style:style style:name="P13" style:family="paragraph" style:parent-style-name="Standard">
      <style:text-properties officeooo:rsid="002b10b6" officeooo:paragraph-rsid="002f27b9"/>
    </style:style>
    <style:style style:name="P14" style:family="paragraph" style:parent-style-name="Standard">
      <style:text-properties officeooo:rsid="002d0044" officeooo:paragraph-rsid="002d0044"/>
    </style:style>
    <style:style style:name="P15" style:family="paragraph" style:parent-style-name="Standard">
      <style:text-properties officeooo:paragraph-rsid="0010eec6"/>
    </style:style>
    <style:style style:name="P16" style:family="paragraph" style:parent-style-name="Standard">
      <style:text-properties officeooo:paragraph-rsid="003170e4"/>
    </style:style>
    <style:style style:name="P17" style:family="paragraph" style:parent-style-name="Standard">
      <style:text-properties officeooo:rsid="00120464" officeooo:paragraph-rsid="00120464"/>
    </style:style>
    <style:style style:name="P18" style:family="paragraph" style:parent-style-name="Standard">
      <style:text-properties officeooo:rsid="0033200a" officeooo:paragraph-rsid="0033200a"/>
    </style:style>
    <style:style style:name="P19" style:family="paragraph" style:parent-style-name="Standard">
      <style:text-properties officeooo:rsid="00162b2a" officeooo:paragraph-rsid="0033200a"/>
    </style:style>
    <style:style style:name="P20" style:family="paragraph" style:parent-style-name="Standard">
      <style:text-properties officeooo:rsid="00162b2a" officeooo:paragraph-rsid="0034e0e6"/>
    </style:style>
    <style:style style:name="P21" style:family="paragraph" style:parent-style-name="Standard">
      <style:text-properties officeooo:rsid="00130055" officeooo:paragraph-rsid="0034e0e6"/>
    </style:style>
    <style:style style:name="P22" style:family="paragraph" style:parent-style-name="Standard">
      <style:text-properties officeooo:rsid="003b04d0" officeooo:paragraph-rsid="0034e0e6"/>
    </style:style>
    <style:style style:name="P23" style:family="paragraph" style:parent-style-name="Standard">
      <style:text-properties officeooo:rsid="00182aab" officeooo:paragraph-rsid="0034e0e6"/>
    </style:style>
    <style:style style:name="P24" style:family="paragraph" style:parent-style-name="Standard">
      <style:text-properties officeooo:rsid="003ce19f" officeooo:paragraph-rsid="0034e0e6"/>
    </style:style>
    <style:style style:name="P25" style:family="paragraph" style:parent-style-name="Standard">
      <style:text-properties officeooo:rsid="00255018" officeooo:paragraph-rsid="00255018"/>
    </style:style>
    <style:style style:name="P26" style:family="paragraph" style:parent-style-name="Standard">
      <style:text-properties officeooo:rsid="00255018" officeooo:paragraph-rsid="0035f50a"/>
    </style:style>
    <style:style style:name="P27" style:family="paragraph" style:parent-style-name="Standard">
      <style:text-properties officeooo:rsid="001b642f" officeooo:paragraph-rsid="0035f50a"/>
    </style:style>
    <style:style style:name="P28" style:family="paragraph" style:parent-style-name="Standard">
      <style:text-properties officeooo:rsid="003e8fdc" officeooo:paragraph-rsid="0035f50a"/>
    </style:style>
    <style:style style:name="P29" style:family="paragraph" style:parent-style-name="Standard">
      <style:text-properties fo:font-weight="bold" officeooo:rsid="002b10b6" officeooo:paragraph-rsid="00382918" style:font-weight-asian="bold" style:font-weight-complex="bold"/>
    </style:style>
    <style:style style:name="P30" style:family="paragraph" style:parent-style-name="Standard">
      <style:text-properties fo:font-weight="bold" officeooo:rsid="00372435" officeooo:paragraph-rsid="00372435" style:font-weight-asian="bold" style:font-weight-complex="bold"/>
    </style:style>
    <style:style style:name="P31" style:family="paragraph" style:parent-style-name="Standard">
      <style:text-properties officeooo:rsid="00216045" officeooo:paragraph-rsid="00382918"/>
    </style:style>
    <style:style style:name="P32" style:family="paragraph" style:parent-style-name="Standard">
      <style:text-properties officeooo:rsid="002b10b6" officeooo:paragraph-rsid="00382918"/>
    </style:style>
    <style:style style:name="P33" style:family="paragraph" style:parent-style-name="Standard">
      <style:text-properties officeooo:rsid="00387a42" officeooo:paragraph-rsid="00387a42"/>
    </style:style>
    <style:style style:name="P34" style:family="paragraph" style:parent-style-name="Standard">
      <style:text-properties officeooo:paragraph-rsid="00387a42"/>
    </style:style>
    <style:style style:name="T1" style:family="text">
      <style:text-properties officeooo:rsid="0010eec6"/>
    </style:style>
    <style:style style:name="T2" style:family="text">
      <style:text-properties officeooo:rsid="00162b2a"/>
    </style:style>
    <style:style style:name="T3" style:family="text">
      <style:text-properties officeooo:rsid="00198097"/>
    </style:style>
    <style:style style:name="T4" style:family="text">
      <style:text-properties officeooo:rsid="002620d9"/>
    </style:style>
    <style:style style:name="T5" style:family="text">
      <style:text-properties officeooo:rsid="00270ee1"/>
    </style:style>
    <style:style style:name="T6" style:family="text">
      <style:text-properties officeooo:rsid="002c40bf"/>
    </style:style>
    <style:style style:name="T7" style:family="text">
      <style:text-properties officeooo:rsid="002ebe54"/>
    </style:style>
    <style:style style:name="T8" style:family="text">
      <style:text-properties officeooo:rsid="003b5b44"/>
    </style:style>
    <style:style style:name="T9" style:family="text">
      <style:text-properties officeooo:rsid="00352207"/>
    </style:style>
    <style:style style:name="T10" style:family="text">
      <style:text-properties style:text-underline-style="solid" style:text-underline-width="auto" style:text-underline-color="font-color" fo:background-color="#ffff00" loext:char-shading-value="0"/>
    </style:style>
    <style:style style:name="T11" style:family="text">
      <style:text-properties officeooo:rsid="0043d67a"/>
    </style:style>
    <style:style style:name="T12" style:family="text">
      <style:text-properties officeooo:rsid="0043d0e9"/>
    </style:style>
    <style:style style:name="T13" style:family="text">
      <style:text-properties officeooo:rsid="00382918"/>
    </style:style>
    <style:style style:name="T14" style:family="text">
      <style:text-properties officeooo:rsid="00387a42"/>
    </style:style>
    <style:style style:name="T15" style:family="text">
      <style:text-properties officeooo:rsid="003ad112"/>
    </style:style>
    <style:style style:name="T16" style:family="text">
      <style:text-properties officeooo:rsid="003b02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ation</text:p>
      <text:p text:style-name="P1"/>
      <text:p text:style-name="P1">Eclipse Modeling tools</text:p>
      <text:p text:style-name="P2"/>
      <text:p text:style-name="P2"><text:span text:style-name="T1">Acceleo 4.2</text:span></text:p>
      <text:p text:style-name="P16"><text:a xlink:type="simple" xlink:href="https://download.eclipse.org/acceleo/updates/releases/4.2/R202602100910/" text:style-name="Internet_20_link" text:visited-style-name="Visited_20_Internet_20_Link">https://download.eclipse.org/acceleo/updates/releases/4.2/R202602100910/</text:a></text:p>
      <text:p text:style-name="P3">Select all</text:p>
      <text:p text:style-name="P3"/>
      <text:p text:style-name="P18">Help / Install New Software</text:p>
      <text:p text:style-name="P19">2026-03 download site (already configured)</text:p>
      <text:p text:style-name="P22"><text:span text:style-name="T9">Multipe s</text:span>earch<text:span text:style-name="T9">es</text:span> for ‘web developer’, ‘<text:span text:style-name="T8">m2e’ <text:s/>(check item after each search)</text:span></text:p>
      <text:p text:style-name="P21">Eclipse Web Developer Tools</text:p>
      <text:p text:style-name="P21">Eclipse Web Developer Tools – <text:span text:style-name="T2">JavaScript Support</text:span></text:p>
      <text:p text:style-name="P20">Wild Web Developer HTML, CSS, JSON, Yaml, JavaScript, Node tools</text:p>
      <text:p text:style-name="P20">Wild Web Developer XML tools</text:p>
      <text:p text:style-name="P23">M2E – Maven Integration for Eclipse</text:p>
      <text:p text:style-name="P24">M2E – PDE Integration</text:p>
      <text:p text:style-name="P22">M2E – POM Editor using LemMiX ...</text:p>
      <text:p text:style-name="P20"/>
      <text:p text:style-name="P8">Window / Show View / Other / General</text:p>
      <text:p text:style-name="P8"><text:tab/>Console, Error Log</text:p>
      <text:p text:style-name="P5"/>
      <text:p text:style-name="P6">Import <text:span text:style-name="T3">Maven Project</text:span></text:p>
      <text:p text:style-name="P7">File / Import ... / Maven / Existing Maven Projects</text:p>
      <text:p text:style-name="P7">/media/wackerow/Shared/Git/github/ucmism2t</text:p>
      <text:p text:style-name="P12">Installs automatically: m2e connectors</text:p>
      <text:p text:style-name="P12"><text:tab/>maven-clean-plugin:3.2.0:clean (Action: Install Tycho Configurator bridges …)</text:p>
      <text:p text:style-name="P12"><text:span text:style-name="T4">results in component: Tycho Project Configurators </text:span><text:span text:style-name="T5">(org.sonatype.tychoe.m2e.feature.feature.group)</text:span></text:p>
      <text:p text:style-name="P30">Cancel <text:span text:style-name="T14">(important)</text:span></text:p>
      <text:p text:style-name="P33">otherwise:</text:p>
      <text:p text:style-name="P28">Errors because of two different m2e connectors both claim to handle eclipse-plugin packaging — the <text:span text:style-name="T10">old Tycho m2e connector (org.sonatype.tycho.m2e)</text:span> and the newer PDE connector (org.eclipse.m2e.pde.connector). Remove the old connector.</text:p>
      <text:p text:style-name="P27">Help / About Eclipse IDE / Installation Details / Installed Software</text:p>
      <text:p text:style-name="P28">Search for ‘Tycho Project Configurators’ (id: org.sonatype.tycho.m2e.feature.feature.group)</text:p>
      <text:p text:style-name="P26"/>
      <text:p text:style-name="P33">There are three error messages:</text:p>
      <text:p text:style-name="P33">Unknown extension point: 'org.eclipse.acceleo.query.services'<text:tab/>plugin.xml<text:tab/>/ucmism2t.core<text:tab/>line 37<text:tab/>Plug-in Problem</text:p>
      <text:p text:style-name="P33">Unknown extension point: 'org.eclipse.acceleo.query.services'<text:tab/>plugin.xml<text:tab/>/ucmism2t.core<text:tab/>line 45<text:tab/>Plug-in Problem</text:p>
      <text:p text:style-name="P33">Unknown extension point: 'org.eclipse.acceleo.query.services'<text:tab/>plugin.xml<text:tab/>/ucmism2t.core<text:tab/>line 53<text:tab/>Plug-in Problem</text:p>
      <text:p text:style-name="P33"/>
      <text:p text:style-name="P33">There is no solution found for this but a generation can be run without issues.</text:p>
      <text:p text:style-name="P33"/>
      <text:p text:style-name="P33">Changing these error messages to information messages:</text:p>
      <text:p text:style-name="P33">Windows / Preferences / Plug-in development / Compilers / Configure Project Specific Settings …</text:p>
      <text:p text:style-name="P33"><text:tab/>Select ucmism2t.core</text:p>
      <text:p text:style-name="P33"><text:tab/>Check ‘Enable project specific settings’</text:p>
      <text:p text:style-name="P34"><text:span text:style-name="T14"><text:tab/>Plug-ins / Build / Unresolved extension points – set to ‘</text:span><text:span text:style-name="T15">Warning</text:span><text:span text:style-name="T14">’</text:span></text:p>
      <text:p text:style-name="P33">Apply and Close</text:p>
      <text:p text:style-name="P33"><text:soft-page-break/>Project / Clean</text:p>
      <text:p text:style-name="P34"><text:span text:style-name="T14">The messages are now </text:span><text:span text:style-name="T16">Warnings</text:span><text:span text:style-name="T14">.</text:span></text:p>
      <text:p text:style-name="P26"/>
      <text:p text:style-name="P29">Activate target platform <text:span text:style-name="T11">(important)</text:span></text:p>
      <text:p text:style-name="P31">Window / Preferences / Plug-in Development / Target Platform</text:p>
      <text:p text:style-name="P31"><text:span text:style-name="T6"><text:tab/>Check ‘</text:span><text:span text:style-name="T13">ucmism2t Target Platform</text:span><text:span text:style-name="T6"> </text:span><text:span text:style-name="T12">(parent)</text:span></text:p>
      <text:p text:style-name="P32"/>
      <text:p text:style-name="P32">Activate target platform</text:p>
      <text:p text:style-name="P10">Window / Preferences / Plug-in Development / Target Platform / <text:span text:style-name="T6">Check ‘Combined Acceleo + QVTo Platform</text:span></text:p>
      <text:p text:style-name="P4"/>
      <text:p text:style-name="P14">Error Log Window: delete all events</text:p>
      <text:p text:style-name="P14">Problems Window: <text:span text:style-name="T7">delete all entries</text:span></text:p>
      <text:p text:style-name="P14"/>
      <text:p text:style-name="P9">Select all projects</text:p>
      <text:p text:style-name="P9">right-click / Maven / Update Project / Check ‘Force Update of Snapshots/Releases</text:p>
      <text:p text:style-name="P11">Project / Clean</text:p>
      <text:p text:style-name="P11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achim Wackerow</meta:initial-creator>
    <meta:creation-date>2026-04-03T14:56:44.835384627</meta:creation-date>
    <dc:date>2026-04-03T21:53:09.719797345</dc:date>
    <dc:creator>Joachim Wackerow</dc:creator>
    <meta:editing-duration>PT1H55M35S</meta:editing-duration>
    <meta:editing-cycles>42</meta:editing-cycles>
    <meta:generator>LibreOffice/6.4.7.2$Linux_X86_64 LibreOffice_project/40$Build-2</meta:generator>
    <meta:document-statistic meta:table-count="0" meta:image-count="0" meta:object-count="0" meta:page-count="2" meta:paragraph-count="51" meta:word-count="327" meta:character-count="2556" meta:non-whitespace-character-count="2267"/>
  </office:meta>
</office:document-meta>
</file>